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Body_20_Text">
      <style:paragraph-properties fo:margin-top="0.0402in" fo:margin-bottom="0.0402in" style:contextual-spacing="false"/>
      <style:text-properties officeooo:paragraph-rsid="002e5739"/>
    </style:style>
    <style:style style:name="P6" style:family="paragraph" style:parent-style-name="Body_20_Text">
      <style:paragraph-properties>
        <style:tab-stops>
          <style:tab-stop style:position="0.5in"/>
        </style:tab-stops>
      </style:paragraph-properties>
    </style:style>
    <style:style style:name="P7" style:family="paragraph" style:parent-style-name="Body_20_Text">
      <style:paragraph-properties>
        <style:tab-stops>
          <style:tab-stop style:position="0.5in"/>
        </style:tab-stops>
      </style:paragraph-properties>
      <style:text-properties officeooo:paragraph-rsid="001304b1"/>
    </style:style>
    <style:style style:name="P8" style:family="paragraph" style:parent-style-name="Body_20_Text">
      <style:text-properties officeooo:paragraph-rsid="0004eafc"/>
    </style:style>
    <style:style style:name="P9" style:family="paragraph" style:parent-style-name="Body_20_Text">
      <style:text-properties officeooo:paragraph-rsid="000594dc"/>
    </style:style>
    <style:style style:name="P10" style:family="paragraph" style:parent-style-name="Body_20_Text">
      <style:text-properties officeooo:paragraph-rsid="0007d6d6"/>
    </style:style>
    <style:style style:name="P11" style:family="paragraph" style:parent-style-name="Body_20_Text">
      <style:text-properties officeooo:paragraph-rsid="000b8231"/>
    </style:style>
    <style:style style:name="P12" style:family="paragraph" style:parent-style-name="Body_20_Text">
      <style:text-properties officeooo:paragraph-rsid="000d8218"/>
    </style:style>
    <style:style style:name="P13" style:family="paragraph" style:parent-style-name="Body_20_Text">
      <style:text-properties fo:font-weight="normal" officeooo:paragraph-rsid="00130fbe" style:font-weight-asian="normal" style:font-weight-complex="normal"/>
    </style:style>
    <style:style style:name="P14" style:family="paragraph" style:parent-style-name="Body_20_Text">
      <style:text-properties officeooo:paragraph-rsid="001e265f"/>
    </style:style>
    <style:style style:name="P15" style:family="paragraph" style:parent-style-name="Body_20_Text">
      <style:text-properties officeooo:paragraph-rsid="00218602"/>
    </style:style>
    <style:style style:name="P16" style:family="paragraph" style:parent-style-name="Body_20_Text">
      <style:text-properties officeooo:paragraph-rsid="00286d47"/>
    </style:style>
    <style:style style:name="P17" style:family="paragraph" style:parent-style-name="Body_20_Text">
      <style:text-properties officeooo:paragraph-rsid="00295b67"/>
    </style:style>
    <style:style style:name="P18" style:family="paragraph" style:parent-style-name="Body_20_Text">
      <style:text-properties officeooo:paragraph-rsid="002b14fa"/>
    </style:style>
    <style:style style:name="P19" style:family="paragraph" style:parent-style-name="Body_20_Text">
      <style:text-properties officeooo:paragraph-rsid="002e5739"/>
    </style:style>
    <style:style style:name="P20" style:family="paragraph" style:parent-style-name="Normal">
      <style:paragraph-properties fo:margin-top="0in" fo:margin-bottom="0in" style:contextual-spacing="false"/>
    </style:style>
    <style:style style:name="P21"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22"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23"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officeooo:paragraph-rsid="00295b67"/>
    </style:style>
    <style:style style:name="P24"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25"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26"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officeooo:paragraph-rsid="0021f570" style:font-size-asian="10pt" style:font-style-asian="italic" style:font-size-complex="10pt" style:font-style-complex="italic"/>
    </style:style>
    <style:style style:name="P27"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28" style:family="paragraph" style:parent-style-name="Command">
      <style:paragraph-properties fo:margin-left="0.5in" fo:margin-right="0in" fo:text-indent="0in" style:auto-text-indent="false">
        <style:tab-stops/>
      </style:paragraph-properties>
    </style:style>
    <style:style style:name="P29" style:family="paragraph" style:parent-style-name="File">
      <style:paragraph-properties fo:text-align="center" style:justify-single-word="false"/>
    </style:style>
    <style:style style:name="P30" style:family="paragraph" style:parent-style-name="File">
      <style:text-properties officeooo:paragraph-rsid="001e265f"/>
    </style:style>
    <style:style style:name="P31" style:family="paragraph" style:parent-style-name="Text_20_body">
      <style:text-properties officeooo:paragraph-rsid="000594dc"/>
    </style:style>
    <style:style style:name="P32" style:family="paragraph" style:parent-style-name="Text_20_body">
      <style:text-properties officeooo:paragraph-rsid="001304b1"/>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officeooo:paragraph-rsid="00130fbe" style:font-weight-asian="normal" style:font-weight-complex="normal"/>
    </style:style>
    <style:style style:name="P35" style:family="paragraph" style:parent-style-name="Command">
      <style:text-properties officeooo:paragraph-rsid="0004eafc"/>
    </style:style>
    <style:style style:name="P36" style:family="paragraph" style:parent-style-name="Command">
      <style:text-properties officeooo:paragraph-rsid="001304b1"/>
    </style:style>
    <style:style style:name="P37" style:family="paragraph" style:parent-style-name="Command">
      <style:text-properties officeooo:paragraph-rsid="00192f64"/>
    </style:style>
    <style:style style:name="P38" style:family="paragraph" style:parent-style-name="Command">
      <style:text-properties officeooo:paragraph-rsid="001aaec4"/>
    </style:style>
    <style:style style:name="P39" style:family="paragraph" style:parent-style-name="Table_20_Contents">
      <style:text-properties officeooo:paragraph-rsid="001e265f"/>
    </style:style>
    <style:style style:name="P40" style:family="paragraph" style:parent-style-name="Table_20_Heading">
      <style:text-properties officeooo:paragraph-rsid="001e265f"/>
    </style:style>
    <style:style style:name="P41" style:family="paragraph" style:parent-style-name="List" style:list-style-name="L1">
      <style:text-properties fo:font-weight="bold" officeooo:paragraph-rsid="001304b1" style:font-weight-asian="bold" style:font-weight-complex="bold"/>
    </style:style>
    <style:style style:name="P42" style:family="paragraph" style:parent-style-name="List" style:list-style-name="L1">
      <style:text-properties fo:font-weight="bold" officeooo:paragraph-rsid="00130fbe" style:font-weight-asian="bold" style:font-weight-complex="bold"/>
    </style:style>
    <style:style style:name="P43" style:family="paragraph" style:parent-style-name="List" style:list-style-name="L7">
      <style:text-properties fo:font-weight="bold" officeooo:paragraph-rsid="001e265f" style:font-weight-asian="bold" style:font-weight-complex="bold"/>
    </style:style>
    <style:style style:name="P44" style:family="paragraph" style:parent-style-name="List" style:list-style-name="L8">
      <style:text-properties fo:font-weight="bold" officeooo:paragraph-rsid="00312a70" style:font-weight-asian="bold" style:font-weight-complex="bold"/>
    </style:style>
    <style:style style:name="P45" style:family="paragraph" style:parent-style-name="List" style:list-style-name="L9">
      <style:text-properties fo:font-weight="bold" officeooo:paragraph-rsid="00369fbe" style:font-weight-asian="bold" style:font-weight-complex="bold"/>
    </style:style>
    <style:style style:name="P46" style:family="paragraph" style:parent-style-name="List" style:list-style-name="L2"/>
    <style:style style:name="P47" style:family="paragraph" style:parent-style-name="List" style:list-style-name="L4"/>
    <style:style style:name="P48" style:family="paragraph" style:parent-style-name="List" style:list-style-name="L5">
      <style:text-properties officeooo:paragraph-rsid="00369fbe"/>
    </style:style>
    <style:style style:name="P49" style:family="paragraph" style:parent-style-name="List" style:list-style-name="L8">
      <style:text-properties officeooo:paragraph-rsid="00312a70"/>
    </style:style>
    <style:style style:name="P50" style:family="paragraph" style:parent-style-name="Normal" style:master-page-name="MP0">
      <style:paragraph-properties fo:margin-top="0.0402in" fo:margin-bottom="0.0402in" style:contextual-spacing="false" style:page-number="auto" fo:break-before="page"/>
    </style:style>
    <style:style style:name="P51"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52" style:family="paragraph" style:parent-style-name="Body_20_Text" style:list-style-name="L3"/>
    <style:style style:name="P53" style:family="paragraph" style:parent-style-name="Body_20_Text">
      <style:text-properties officeooo:paragraph-rsid="002fccac"/>
    </style:style>
    <style:style style:name="P54" style:family="paragraph" style:parent-style-name="Body_20_Text">
      <style:text-properties officeooo:paragraph-rsid="001e265f"/>
    </style:style>
    <style:style style:name="P55" style:family="paragraph" style:parent-style-name="Body_20_Text">
      <style:text-properties officeooo:paragraph-rsid="00310223"/>
    </style:style>
    <style:style style:name="P56" style:family="paragraph" style:parent-style-name="Body_20_Text">
      <style:text-properties officeooo:paragraph-rsid="00369fbe"/>
    </style:style>
    <style:style style:name="P57" style:family="paragraph" style:parent-style-name="Heading_20_2">
      <style:text-properties officeooo:paragraph-rsid="00042c60"/>
    </style:style>
    <style:style style:name="P58" style:family="paragraph" style:parent-style-name="Heading_20_2">
      <style:text-properties officeooo:paragraph-rsid="00295b67"/>
    </style:style>
    <style:style style:name="P59" style:family="paragraph" style:parent-style-name="Heading_20_2">
      <style:text-properties officeooo:paragraph-rsid="001e265f"/>
    </style:style>
    <style:style style:name="P60" style:family="paragraph" style:parent-style-name="Heading_20_2">
      <style:text-properties officeooo:paragraph-rsid="002fccac"/>
    </style:style>
    <style:style style:name="P61" style:family="paragraph" style:parent-style-name="Heading_20_1">
      <style:text-properties fo:font-weight="bold" style:font-weight-asian="bold" style:font-weight-complex="bold"/>
    </style:style>
    <style:style style:name="P62" style:family="paragraph" style:parent-style-name="Heading_20_1">
      <style:paragraph-properties fo:margin-top="0in" fo:margin-bottom="0.1701in" style:contextual-spacing="false" fo:break-before="page"/>
    </style:style>
    <style:style style:name="P63" style:family="paragraph" style:parent-style-name="Heading_20_1">
      <style:paragraph-properties fo:margin-top="0in" fo:margin-bottom="0.1701in" style:contextual-spacing="false" fo:break-before="page">
        <style:tab-stops>
          <style:tab-stop style:position="-0.3in"/>
          <style:tab-stop style:position="0.2in"/>
        </style:tab-stops>
      </style:paragraph-properties>
      <style:text-properties officeooo:paragraph-rsid="00130fbe"/>
    </style:style>
    <style:style style:name="P64" style:family="paragraph" style:parent-style-name="Heading_20_1">
      <style:paragraph-properties fo:margin-top="0in" fo:margin-bottom="0in" style:contextual-spacing="false" fo:break-before="page"/>
    </style:style>
    <style:style style:name="P65" style:family="paragraph" style:parent-style-name="Heading_20_3">
      <style:text-properties officeooo:paragraph-rsid="00192f64"/>
    </style:style>
    <style:style style:name="P66" style:family="paragraph" style:parent-style-name="Heading_20_3">
      <style:text-properties officeooo:paragraph-rsid="001aaec4"/>
    </style:style>
    <style:style style:name="P67" style:family="paragraph" style:parent-style-name="Heading_20_3">
      <style:text-properties officeooo:paragraph-rsid="000d8218"/>
    </style:style>
    <style:style style:name="P68" style:family="paragraph" style:parent-style-name="Heading_20_3">
      <style:text-properties officeooo:paragraph-rsid="0007d6d6"/>
    </style:style>
    <style:style style:name="P69" style:family="paragraph" style:parent-style-name="Heading_20_3">
      <style:text-properties officeooo:paragraph-rsid="000b8231"/>
    </style:style>
    <style:style style:name="P70" style:family="paragraph" style:parent-style-name="Heading_20_3">
      <style:text-properties officeooo:paragraph-rsid="002e5739"/>
    </style:style>
    <style:style style:name="P71" style:family="paragraph" style:parent-style-name="Heading_20_3">
      <style:text-properties officeooo:paragraph-rsid="001e265f"/>
    </style:style>
    <style:style style:name="P72" style:family="paragraph" style:parent-style-name="Heading_20_3">
      <style:text-properties officeooo:paragraph-rsid="002fccac"/>
    </style:style>
    <style:style style:name="P73" style:family="paragraph" style:parent-style-name="Heading_20_3">
      <style:text-properties officeooo:paragraph-rsid="00310223"/>
    </style:style>
    <style:style style:name="P74" style:family="paragraph" style:parent-style-name="Heading_20_3">
      <style:text-properties officeooo:paragraph-rsid="00369fbe"/>
    </style:style>
    <style:style style:name="P75" style:family="paragraph" style:parent-style-name="Heading_20_3" style:list-style-name="">
      <style:paragraph-properties fo:orphans="0" fo:widows="0" fo:hyphenation-ladder-count="no-limit"/>
      <style:text-properties officeooo:paragraph-rsid="001e265f" fo:hyphenate="false"/>
    </style:style>
    <style:style style:name="P76" style:family="paragraph" style:parent-style-name="Heading_20_3">
      <style:paragraph-properties fo:break-before="page"/>
      <style:text-properties officeooo:paragraph-rsid="001e265f"/>
    </style:style>
    <style:style style:name="P77" style:family="paragraph" style:parent-style-name="File">
      <style:paragraph-properties fo:text-align="center" style:justify-single-word="false"/>
      <style:text-properties officeooo:paragraph-rsid="0030f76e"/>
    </style:style>
    <style:style style:name="P78" style:family="paragraph" style:parent-style-name="File">
      <style:text-properties officeooo:paragraph-rsid="0030f76e"/>
    </style:style>
    <style:style style:name="P79" style:family="paragraph" style:parent-style-name="List_20_Number" style:list-style-name="L6"/>
    <style:style style:name="P80" style:family="paragraph" style:parent-style-name="List_20_Number" style:list-style-name="L6">
      <style:text-properties officeooo:paragraph-rsid="0007d6d6"/>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name-asian="Times New Roman" style:font-size-asian="18pt" style:language-asian="en" style:country-asian="US" style:font-weight-asian="bold" style:font-name-complex="Times New Roman" style:language-complex="ar" style:country-complex="SA"/>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style:font-name-asian="Times New Roman" style:font-style-asian="normal" style:font-name-complex="Times New Roman" style:font-style-complex="normal"/>
    </style:style>
    <style:style style:name="T16" style:family="text">
      <style:text-properties style:font-name="Times New Roman" fo:font-weight="normal" style:font-weight-asian="normal" style:font-weight-complex="normal"/>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
      </text:list-level-style-bullet>
      <text:list-level-style-bullet text:level="3" text:style-name="WW_5f_CharLFO3LVL3" text:bullet-char="▪">
        <style:list-level-properties text:space-before="0.75in" text:min-label-width="0.25in"/>
        <style:text-properties style:font-name="OpenSymbol"/>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
      </text:list-level-style-bullet>
      <text:list-level-style-bullet text:level="6" text:style-name="WW_5f_CharLFO3LVL6" text:bullet-char="▪">
        <style:list-level-properties text:space-before="1.5in" text:min-label-width="0.25in"/>
        <style:text-properties style:font-name="OpenSymbol"/>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
      </text:list-level-style-bullet>
      <text:list-level-style-bullet text:level="9" text:style-name="WW_5f_CharLFO3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
      </text:list-level-style-bullet>
      <text:list-level-style-bullet text:level="3" text:style-name="WW_5f_CharLFO4LVL3" text:bullet-char="▪">
        <style:list-level-properties text:space-before="0.75in" text:min-label-width="0.25in"/>
        <style:text-properties style:font-name="OpenSymbol"/>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
      </text:list-level-style-bullet>
      <text:list-level-style-bullet text:level="6" text:style-name="WW_5f_CharLFO4LVL6" text:bullet-char="▪">
        <style:list-level-properties text:space-before="1.5in" text:min-label-width="0.25in"/>
        <style:text-properties style:font-name="OpenSymbol"/>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
      </text:list-level-style-bullet>
      <text:list-level-style-bullet text:level="9" text:style-name="WW_5f_CharLFO4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
      </text:list-level-style-bullet>
      <text:list-level-style-bullet text:level="3" text:style-name="WW_5f_CharLFO6LVL3" text:bullet-char="▪">
        <style:list-level-properties text:space-before="0.75in" text:min-label-width="0.25in"/>
        <style:text-properties style:font-name="OpenSymbol"/>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
      </text:list-level-style-bullet>
      <text:list-level-style-bullet text:level="6" text:style-name="WW_5f_CharLFO6LVL6" text:bullet-char="▪">
        <style:list-level-properties text:space-before="1.5in" text:min-label-width="0.25in"/>
        <style:text-properties style:font-name="OpenSymbol"/>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
      </text:list-level-style-bullet>
      <text:list-level-style-bullet text:level="9" text:style-name="WW_5f_CharLFO6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
      </text:list-level-style-bullet>
      <text:list-level-style-bullet text:level="3" text:style-name="WW_5f_CharLFO7LVL3" text:bullet-char="▪">
        <style:list-level-properties text:space-before="0.75in" text:min-label-width="0.25in"/>
        <style:text-properties style:font-name="OpenSymbol"/>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
      </text:list-level-style-bullet>
      <text:list-level-style-bullet text:level="6" text:style-name="WW_5f_CharLFO7LVL6" text:bullet-char="▪">
        <style:list-level-properties text:space-before="1.5in" text:min-label-width="0.25in"/>
        <style:text-properties style:font-name="OpenSymbol"/>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
      </text:list-level-style-bullet>
      <text:list-level-style-bullet text:level="9" text:style-name="WW_5f_CharLFO7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1</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modified: February 2015</text:p>
      <text:p text:style-name="P3"/>
      <text:p text:style-name="P4">Ritchie Lab, Center for Systems Genomics</text:p>
      <text:p text:style-name="P4">Pennsylvania State University, University Park, PA 16802</text:p>
      <text:p text:style-name="P4">URL: https://ritchielab.psu.edu/</text:p>
      <text:p text:style-name="P5"><text:span text:style-name="Default_20_Paragraph_20_Font"><text:span text:style-name="T3">Email: </text:span></text:span><text:a xlink:type="simple" xlink:href="mailto:software@ritchielab.psu.edu"><text:span text:style-name="Default_20_Paragraph_20_Font"><text:span text:style-name="T4">software@ritchielab.psu.edu</text:span></text:span></text:a></text:p>
      <text:p text:style-name="P5"><text:span text:style-name="Default_20_Paragraph_20_Font"><text:span text:style-name="T5"/></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82"><text:a xlink:type="simple" xlink:href="#__RefHeading__264_765549263" text:style-name="Index_20_Link" text:visited-style-name="Index_20_Link">Overview<text:tab/>3</text:a></text:p>
          <text:p text:style-name="P82"><text:a xlink:type="simple" xlink:href="#__RefHeading__2327_1750831525" text:style-name="Index_20_Link" text:visited-style-name="Index_20_Link">Examples<text:tab/>4</text:a></text:p>
          <text:p text:style-name="P82"><text:a xlink:type="simple" xlink:href="#__RefHeading__1633_671551702" text:style-name="Index_20_Link" text:visited-style-name="Index_20_Link">PLATO Quick Reference<text:tab/>5</text:a></text:p>
          <text:p text:style-name="P82"><text:a xlink:type="simple" xlink:href="#__RefHeading__270_765549263" text:style-name="Index_20_Link" text:visited-style-name="Index_20_Link">Installation<text:tab/>6</text:a></text:p>
          <text:p text:style-name="P83"><text:a xlink:type="simple" xlink:href="#__RefHeading__272_765549263" text:style-name="Index_20_Link" text:visited-style-name="Index_20_Link">Prerequisites<text:tab/>6</text:a></text:p>
          <text:p text:style-name="P83"><text:a xlink:type="simple" xlink:href="#__RefHeading__274_765549263" text:style-name="Index_20_Link" text:visited-style-name="Index_20_Link">Unpacking<text:tab/>6</text:a></text:p>
          <text:p text:style-name="P83"><text:a xlink:type="simple" xlink:href="#__RefHeading__276_765549263" text:style-name="Index_20_Link" text:visited-style-name="Index_20_Link">Configuration<text:tab/>6</text:a></text:p>
          <text:p text:style-name="P83"><text:a xlink:type="simple" xlink:href="#__RefHeading__278_765549263" text:style-name="Index_20_Link" text:visited-style-name="Index_20_Link">Compilation and Installation<text:tab/>6</text:a></text:p>
          <text:p text:style-name="P82"><text:a xlink:type="simple" xlink:href="#__RefHeading__2369_671551702" text:style-name="Index_20_Link" text:visited-style-name="Index_20_Link">Running PLATO<text:tab/>7</text:a></text:p>
          <text:p text:style-name="P83"><text:a xlink:type="simple" xlink:href="#__RefHeading__2083_1750831525" text:style-name="Index_20_Link" text:visited-style-name="Index_20_Link">Parallel Options<text:tab/>7</text:a></text:p>
          <text:p text:style-name="P83"><text:a xlink:type="simple" xlink:href="#__RefHeading__2371_671551702" text:style-name="Index_20_Link" text:visited-style-name="Index_20_Link">Special Options<text:tab/>8</text:a></text:p>
          <text:p text:style-name="P83"><text:a xlink:type="simple" xlink:href="#__RefHeading__2373_671551702" text:style-name="Index_20_Link" text:visited-style-name="Index_20_Link">Global Options<text:tab/>8</text:a></text:p>
          <text:p text:style-name="P82"><text:a xlink:type="simple" xlink:href="#__RefHeading__286_765549263" text:style-name="Index_20_Link" text:visited-style-name="Index_20_Link">Commands<text:tab/>9</text:a></text:p>
          <text:p text:style-name="P83"><text:a xlink:type="simple" xlink:href="#__RefHeading__1627_671551702" text:style-name="Index_20_Link" text:visited-style-name="Index_20_Link">batch<text:tab/>9</text:a></text:p>
          <text:p text:style-name="P83"><text:a xlink:type="simple" xlink:href="#__RefHeading__1629_671551702" text:style-name="Index_20_Link" text:visited-style-name="Index_20_Link">concordance<text:tab/>9</text:a></text:p>
          <text:p text:style-name="P83"><text:a xlink:type="simple" xlink:href="#__RefHeading__1665_671551702" text:style-name="Index_20_Link" text:visited-style-name="Index_20_Link">filter-maf<text:tab/>11</text:a></text:p>
          <text:p text:style-name="P83"><text:a xlink:type="simple" xlink:href="#__RefHeading__1667_671551702" text:style-name="Index_20_Link" text:visited-style-name="Index_20_Link">filter-marker-call<text:tab/>11</text:a></text:p>
          <text:p text:style-name="P83"><text:a xlink:type="simple" xlink:href="#__RefHeading__1669_671551702" text:style-name="Index_20_Link" text:visited-style-name="Index_20_Link">filter-sample-call<text:tab/>11</text:a></text:p>
          <text:p text:style-name="P83"><text:a xlink:type="simple" xlink:href="#__RefHeading__1671_671551702" text:style-name="Index_20_Link" text:visited-style-name="Index_20_Link">filter-trait-missing<text:tab/>11</text:a></text:p>
          <text:p text:style-name="P83"><text:a xlink:type="simple" xlink:href="#__RefHeading__1631_671551702" text:style-name="Index_20_Link" text:visited-style-name="Index_20_Link">linear<text:tab/>12</text:a></text:p>
          <text:p text:style-name="P83"><text:a xlink:type="simple" xlink:href="#__RefHeading__2135_1341156079" text:style-name="Index_20_Link" text:visited-style-name="Index_20_Link">load-categorical<text:tab/>15</text:a></text:p>
          <text:p text:style-name="P83"><text:a xlink:type="simple" xlink:href="#__RefHeading__1596_671551702" text:style-name="Index_20_Link" text:visited-style-name="Index_20_Link">load-data<text:tab/>16</text:a></text:p>
          <text:p text:style-name="P83"><text:a xlink:type="simple" xlink:href="#__RefHeading__1673_671551702" text:style-name="Index_20_Link" text:visited-style-name="Index_20_Link">load-trait<text:tab/>20</text:a></text:p>
          <text:p text:style-name="P83"><text:a xlink:type="simple" xlink:href="#__RefHeading__1594_671551702" text:style-name="Index_20_Link" text:visited-style-name="Index_20_Link">logistic<text:tab/>22</text:a></text:p>
          <text:p text:style-name="P83"><text:a xlink:type="simple" xlink:href="#__RefHeading__1675_671551702" text:style-name="Index_20_Link" text:visited-style-name="Index_20_Link">output-beagle<text:tab/>22</text:a></text:p>
          <text:p text:style-name="P83"><text:a xlink:type="simple" xlink:href="#__RefHeading__1677_671551702" text:style-name="Index_20_Link" text:visited-style-name="Index_20_Link">output-bed<text:tab/>23</text:a></text:p>
          <text:p text:style-name="P83"><text:a xlink:type="simple" xlink:href="#__RefHeading__1679_671551702" text:style-name="Index_20_Link" text:visited-style-name="Index_20_Link">output-eigenstrat<text:tab/>24</text:a></text:p>
          <text:p text:style-name="P83"><text:a xlink:type="simple" xlink:href="#__RefHeading__1681_671551702" text:style-name="Index_20_Link" text:visited-style-name="Index_20_Link">output-ped<text:tab/>24</text:a></text:p>
          <text:p text:style-name="P83"><text:a xlink:type="simple" xlink:href="#__RefHeading__1683_671551702" text:style-name="Index_20_Link" text:visited-style-name="Index_20_Link">output-tped<text:tab/>25</text:a></text:p>
          <text:p text:style-name="P83"><text:a xlink:type="simple" xlink:href="#__RefHeading__1685_671551702" text:style-name="Index_20_Link" text:visited-style-name="Index_20_Link">recode-alleles<text:tab/>25</text:a></text:p>
          <text:p text:style-name="P83"><text:a xlink:type="simple" xlink:href="#__RefHeading__2203_1705211626" text:style-name="Index_20_Link" text:visited-style-name="Index_20_Link">regress-auto<text:tab/>26</text:a></text:p>
          <text:p text:style-name="P82"><text:a xlink:type="simple" xlink:href="#__RefHeading__2044_323500852" text:style-name="Index_20_Link" text:visited-style-name="Index_20_Link">Advanced Topics<text:tab/>27</text:a></text:p>
          <text:p text:style-name="P83"><text:a xlink:type="simple" xlink:href="#__RefHeading__2046_323500852" text:style-name="Index_20_Link" text:visited-style-name="Index_20_Link">Pre-Filtering Data<text:tab/>27</text:a></text:p>
          <text:p text:style-name="P83"><text:a xlink:type="simple" xlink:href="#__RefHeading__2048_323500852" text:style-name="Index_20_Link" text:visited-style-name="Index_20_Link">Permutation Testing<text:tab/>28</text:a></text:p>
          <text:p text:style-name="P83"><text:a xlink:type="simple" xlink:href="#__RefHeading__2050_323500852" text:style-name="Index_20_Link" text:visited-style-name="Index_20_Link">Model Generation for Regression<text:tab/>30</text:a></text:p>
        </text:index-body>
      </text:table-of-content>
      <text:p text:style-name="P5"><text:s/></text:p>
      <text:section text:style-name="Sect2" text:name="Sect2">
        <text:h text:style-name="P63" text:outline-level="1"><text:bookmark-start text:name="__RefHeading__264_765549263"/>Overview<text:bookmark-end text:name="__RefHeading__264_765549263"/></text:h>
        <text:p text:style-name="P6">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6">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 <text:s/>The convention for calling PLATO on the command line is:</text:p>
        <text:p text:style-name="P36">$ plato [General Options] \</text:p>
        <text:p text:style-name="P36"><text:s text:c="8"/>command1 [command1 options] \</text:p>
        <text:p text:style-name="P36"><text:s text:c="8"/>command2 [command2 options] ...</text:p>
        <text:p text:style-name="P7">This manual will document all of the available commands as well as all of the options available. <text:s/>To get started, we recommend looking at the examples below as well as the <text:bookmark-ref text:reference-format="text" text:ref-name="__RefHeading__1596_671551702">load-data</text:bookmark-ref> or <text:bookmark-ref text:reference-format="text" text:ref-name="__RefHeading__1673_671551702">load-trait</text:bookmark-ref> commands, which load genetic data and numeric data into PLATO for analysis. <text:s/>On the command line, options are prefixed with either one or two dashes (- or --) for the short or long form of the option. <text:s/>All options will have a long form, but not all options will have a short form. <text:s/>Commands given to PLATO are not prefixed at all, and any options seen after the command will be passed to only that command.</text:p>
        <text:p text:style-name="P7">When documenting the options for each command, we will use the following convention:</text:p>
        <text:p text:style-name="P33"><text:tab/>--&lt;option&gt; [-&lt;short name&gt;] &lt;argument type&gt; (=&lt;default value&gt;)</text:p>
        <text:p text:style-name="P32">Here, the option is the option name, with the short name given if it exists. <text:s/>If the option takes an argument, the type of the argument will be provided, with the type being one of the following:</text:p>
        <text:list xml:id="list6405946509131357659" text:style-name="L1">
          <text:list-item>
            <text:p text:style-name="P41">string<text:line-break/><text:span text:style-name="T13">A character string value. <text:s/>Any restrictions on the string (filename, etc.) will be specified in the description of the option. <text:s/>If the string includes whitespace, it should be enclosed with double quotes (“”) or it will not be parsed correctly.</text:span></text:p>
          </text:list-item>
          <text:list-item>
            <text:p text:style-name="P41">int<text:line-break/><text:span text:style-name="T13">An integer value. <text:s/>In most cases, the integer must be non-negative; if negative integers are allowed for this parameter, it will be explicitly stated in the option description.</text:span></text:p>
          </text:list-item>
          <text:list-item>
            <text:p text:style-name="P42">float<text:span text:style-name="T13"><text:line-break/>A floating-point (decimal) number. <text:s/>In most cases, only non-negative entries make sense, but PLATO does not enforce this restriction.</text:span></text:p>
          </text:list-item>
          <text:list-item>
            <text:p text:style-name="P42">enum<text:line-break/><text:span text:style-name="T13">A string value with a very limited set of valid inputs. <text:s/>When this argument is seen, the description of the option will describe all valid inputs for this parameter.</text:span></text:p>
          </text:list-item>
        </text:list>
        <text:p text:style-name="P34">When a default value is given, this is the value that will be used if the option is not provided on the command line. <text:s/>The default values are useful for necessary options such as thresholds and output file names which need values, but the user may not want to provide all of the options for compelete customization.</text:p>
        <text:h text:style-name="P61" text:outline-level="1"><text:bookmark-start text:name="__RefHeading__2327_1750831525"/><text:soft-page-break/>Examples<text:bookmark-end text:name="__RefHeading__2327_1750831525"/></text:h>
        <text:p text:style-name="P13">Below are some examples of analyses that can be run in PLATO and the options that are available to the user. <text:s/>These examples are intended as a jumping off point for the user to customize their own analyses. <text:s/>For a handy list of all available commands and options, organized by function, see the <text:bookmark-ref text:reference-format="text" text:ref-name="__RefHeading__1633_671551702">PLATO Quick Reference</text:bookmark-ref>, which lists the commands by function and is cross-referenced to their location in the manual. </text:p>
        <text:h text:style-name="P65" text:outline-level="3">Recode PED/MAP to Binary PLINK format</text:h>
        <text:p text:style-name="P37">$ plato <text:bookmark-ref text:reference-format="text" text:ref-name="__RefHeading__1596_671551702">load-data</text:bookmark-ref> --file geno <text:bookmark-ref text:reference-format="text" text:ref-name="__RefHeading__1677_671551702">output-bed</text:bookmark-ref> --file binarygeno</text:p>
        <text:h text:style-name="P66" text:outline-level="3">Recode Binary PLINK to PED/MAP, Only a Single Chromosome</text:h>
        <text:p text:style-name="P38">$ plato <text:bookmark-ref text:reference-format="text" text:ref-name="__RefHeading__1596_671551702">load-data</text:bookmark-ref> --bfile bingeno --chrom 22 \</text:p>
        <text:p text:style-name="P38"><text:s text:c="8"/><text:bookmark-ref text:reference-format="text" text:ref-name="__RefHeading__1681_671551702">output-ped</text:bookmark-ref> --ped geno.ped --map custom_geno.map</text:p>
        <text:h text:style-name="P65" text:outline-level="3">Perform a Simple Case/Control GWAS (no covariates, Bonferroni corrected p-values)</text:h>
        <text:p text:style-name="P37">$ plato <text:bookmark-ref text:reference-format="text" text:ref-name="__RefHeading__1596_671551702">load-data</text:bookmark-ref> --bfile bingeno \</text:p>
        <text:p text:style-name="P37"><text:s text:c="8"/><text:bookmark-ref text:reference-format="text" text:ref-name="__RefHeading__1594_671551702">logistic</text:bookmark-ref> --correction Bonferroni</text:p>
        <text:h text:style-name="P65" text:outline-level="3">PheWAS on Quantitative Outcomes using Markers with MAF between 10% and 40%</text:h>
        <text:p text:style-name="P37">$ plato <text:bookmark-ref text:reference-format="text" text:ref-name="__RefHeading__1596_671551702">load-data</text:bookmark-ref> --bfile bingeno \</text:p>
        <text:p text:style-name="P37"><text:s text:c="8"/><text:bookmark-ref text:reference-format="text" text:ref-name="__RefHeading__1673_671551702">load-trait</text:bookmark-ref> --file pheno.txt --missing=”-999” \</text:p>
        <text:p text:style-name="P37"><text:s text:c="8"/><text:bookmark-ref text:reference-format="text" text:ref-name="__RefHeading__1665_671551702">filter-maf</text:bookmark-ref> --min 0.1 --max 0.4 \</text:p>
        <text:p text:style-name="P37"><text:s text:c="8"/><text:bookmark-ref text:reference-format="text" text:ref-name="__RefHeading__1631_671551702">linear</text:bookmark-ref> --phewas --covariates AGE,BMI</text:p>
        <text:h text:style-name="P65" text:outline-level="3">EWAS (No Genetic Data, Quantitative Predictor Variables)</text:h>
        <text:p text:style-name="P37">$ plato <text:bookmark-ref text:reference-format="text" text:ref-name="__RefHeading__1673_671551702">load-trait</text:bookmark-ref> --file pheno.txt --dummy-samples --extra-samples</text:p>
        <text:p text:style-name="P37"><text:s text:c="8"/><text:bookmark-ref text:reference-format="text" text:ref-name="__RefHeading__1631_671551702">linear</text:bookmark-ref> --exclude-markers --use-traits --outcome PHENO</text:p>
        <text:h text:style-name="P66" text:outline-level="3">Concordance Checking (VCF vs. PED/MAP w/o FID)</text:h>
        <text:p text:style-name="P38">$ plato <text:bookmark-ref text:reference-format="text" text:ref-name="__RefHeading__1596_671551702">load-data</text:bookmark-ref> --vcf-file data.vcf.gz</text:p>
        <text:p text:style-name="P38"><text:s text:c="8"/><text:bookmark-ref text:reference-format="text" text:ref-name="__RefHeading__1629_671551702">concordance</text:bookmark-ref> --file geno --no-fid</text:p>
        <text:h text:style-name="P66" text:outline-level="3">GWAS with Dog Data and Permutation Testing</text:h>
        <text:p text:style-name="P38">$ plato --chroms 38 <text:bookmark-ref text:reference-format="text" text:ref-name="__RefHeading__1596_671551702">load-data</text:bookmark-ref> --file dog_geno</text:p>
        <text:p text:style-name="P38"><text:s text:c="8"/><text:bookmark-ref text:reference-format="text" text:ref-name="__RefHeading__1594_671551702">logistic</text:bookmark-ref> --permutations 1000</text:p>
        <text:h text:style-name="P62" text:outline-level="1"><text:bookmark-start text:name="__RefHeading__1633_671551702"/>PLATO Quick Reference<text:bookmark-end text:name="__RefHeading__1633_671551702"/></text:h>
        <text:p text:style-name="P20"><text:span text:style-name="Default_20_Paragraph_20_Font"><text:span text:style-name="T6">General Options:</text:span></text:span></text:p>
        <text:p text:style-name="P22"><text:span text:style-name="Default_20_Paragraph_20_Font"><text:span text:style-name="T7"><text:bookmark-ref text:reference-format="text" text:ref-name="__RefHeading__2371_671551702">Special Options</text:bookmark-ref></text:span></text:span></text:p>
        <text:p text:style-name="P24"><text:tab/>-h [ --help ]<text:tab/>Display help message</text:p>
        <text:p text:style-name="P24"><text:tab/>-L [ --list-command ]<text:tab/>List all available PLATO commands</text:p>
        <text:p text:style-name="P24"><text:tab/>-C [ --help-command ] cmd<text:tab/>Display help for the given command</text:p>
        <text:p text:style-name="P24"><text:tab/>-v [ --version ]<text:tab/>Display version</text:p>
        <text:p text:style-name="P24"/>
        <text:p text:style-name="P22"><text:span text:style-name="Default_20_Paragraph_20_Font"><text:span text:style-name="T7"><text:bookmark-ref text:reference-format="text" text:ref-name="__RefHeading__2373_671551702">Global Options</text:bookmark-ref></text:span></text:span></text:p>
        <text:p text:style-name="P22"><text:span text:style-name="Default_20_Paragraph_20_Font"><text:span text:style-name="T6"><text:tab/>-f [ --logfile ] arg (=plato.log)</text:span></text:span><text:span text:style-name="Default_20_Paragraph_20_Font"><text:span text:style-name="T6"><text:tab/>Name of the log file </text:span></text:span></text:p>
        <text:p text:style-name="P22"><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24"><text:tab/>--extra-chroms (=X,Y,XY,M-MT)<text:tab/>Comma-separated list of extra chromosomes; dashes indicate aliases</text:p>
        <text:p text:style-name="P21"/>
        <text:p text:style-name="P20"><text:span text:style-name="Default_20_Paragraph_20_Font"><text:span text:style-name="T6">Available Commands:</text:span></text:span></text:p>
        <text:p text:style-name="P22"><text:span text:style-name="Default_20_Paragraph_20_Font"><text:span text:style-name="T8">Data Loading</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2135_1341156079">load-categorical</text:bookmark-ref></text:span></text:span><text:span text:style-name="Default_20_Paragraph_20_Font"><text:span text:style-name="T9"><text:tab/>Load categorical covariate data into PLATO</text:span></text:span></text:p>
        <text:p text:style-name="P22"/>
        <text:p text:style-name="P26">Data Transformation<text:span text:style-name="T14"><text:tab/></text:span></text:p>
        <text:p text:style-name="P26"><text:span text:style-name="Default_20_Paragraph_20_Font"><text:span text:style-name="T15"><text:tab/></text:span></text:span><text:span text:style-name="Default_20_Paragraph_20_Font"><text:span text:style-name="T15"><text:bookmark-ref text:reference-format="text" text:ref-name="__RefHeading__1685_671551702">recode-alleles</text:bookmark-ref></text:span></text:span><text:span text:style-name="Default_20_Paragraph_20_Font"><text:span text:style-name="T15"><text:tab/>Set the referent allele for markers</text:span></text:span></text:p>
        <text:p text:style-name="P22"/>
        <text:p text:style-name="P22"><text:span text:style-name="Default_20_Paragraph_20_Font"><text:span text:style-name="T8">Data Output</text:span></text:span><text:span text:style-name="Default_20_Paragraph_20_Font"><text:span text:style-name="T9"> </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22"/>
        <text:p text:style-name="P25">Filtering</text:p>
        <text:p text:style-name="P22"><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27"/>
        <text:p text:style-name="P25">Analysis</text:p>
        <text:p text:style-name="P22"><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22"><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23"><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p text:style-name="P23"><text:span text:style-name="Default_20_Paragraph_20_Font"><text:span text:style-name="T9"><text:tab/></text:span></text:span><text:span text:style-name="Default_20_Paragraph_20_Font"><text:span text:style-name="T9"><text:bookmark-ref text:reference-format="text" text:ref-name="__RefHeading__2203_1705211626">regress-auto</text:bookmark-ref></text:span></text:span><text:span text:style-name="Default_20_Paragraph_20_Font"><text:span text:style-name="T9"><text:tab/>Perform linear or logistic regression, based on the phenotype</text:span></text:span></text:p>
        <text:h text:style-name="P64" text:outline-level="1"><text:bookmark-start text:name="__RefHeading__270_765549263"/>Installation<text:bookmark-end text:name="__RefHeading__270_765549263"/></text:h>
        <text:p text:style-name="P20">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6055114718942684972" text:style-name="L2">
          <text:list-item>
            <text:p text:style-name="P46">A modern C++ compiler.</text:p>
          </text:list-item>
          <text:list-item>
            <text:p text:style-name="P46">Boost Libraries for C++, version 1.42 or later (http://www.boost.org).</text:p>
          </text:list-item>
          <text:list-item>
            <text:p text:style-name="P46">Gnu Scientific Library (http://www.gnu.org/software/gsl/).</text:p>
          </text:list-item>
          <text:list-item>
            <text:p text:style-name="P46">(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1.0.tar.gz</text:p>
        <text:p text:style-name="Normal">This will unpack the source code into a directory called <text:span text:style-name="Default_20_Paragraph_20_Font"><text:span text:style-name="T10">plato-2.1.0</text:span></text:span>. <text:s/>For all of the following commands, we assume that you are in this directory.</text:p>
        <text:p text:style-name="P28">$ cd ./plato-2.1.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Compilation and Installation<text:bookmark-end text:name="__RefHeading__278_765549263"/></text:h>
        <text:p text:style-name="Normal">Once the configuration of PLATO is complete, the user can then compile and install the software. <text:s/>To <text:soft-page-break/>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57" text:outline-level="2"><text:bookmark-start text:name="__RefHeading__2083_1750831525"/>Parallel Options<text:bookmark-end text:name="__RefHeading__2083_1750831525"/></text:h>
        <text:p text:style-name="P8">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9">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35">$ mpirun -n N plato ...</text:p>
        <text:p text:style-name="P31">Above, “N” is the number of processes used by PLATO, and the ellipsis indicates that all of the remaining options to PLATO remain the same. <text:s/>Note that when using MPI, N should be greater than 2, as one processor is solely devoted to dividing the work appropriately. <text:s/>Additionally, by combining “--threads” and “mpirun”, PLATO can use multiple threads on each processor running the work, further speeding processing time. <text:s/>When combining “--threads” and “mpirun,” care may need to be taken to ensure that each node only starts a single PLATO process; the options to “mpirun” may differ based on the specific MPI library used.</text:p>
        <text:h text:style-name="Heading_20_2" text:outline-level="2"><text:bookmark-start text:name="__RefHeading__2371_671551702"/><text:soft-page-break/>Special Options<text:bookmark-end text:name="__RefHeading__2371_671551702"/></text:h>
        <text:p text:style-name="Body_20_Text">The following options are special options that allow PLATO to print help messages. <text:s text:c="2"/>If any of the following commands are given, no commands provided will be run. <text:s/>These arguments are listed below 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 <text:s/>If you find a bug, we'd love to hear from you!</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text:soft-page-break/>--extra-chroms string (=X,Y,XY,M-MT)</text:h>
        <text:p text:style-name="Body_20_Text">Provides a comma-separated string of non-autosomal chromosomes to use in the analysis. <text:s/>You may 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XY (the pseudo-autosomal region of the sex chromosomes) is mapped to chromosome 25, and 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266341563806723101" text:style-name="L3">
          <text:list-item>
            <text:p text:style-name="P52"><text:span text:style-name="Default_20_Paragraph_20_Font"><text:span text:style-name="T11">Sample mismatch</text:span></text:span><text:line-break/>A sample is in one dataset but not another</text:p>
          </text:list-item>
          <text:list-item>
            <text:p text:style-name="P52"><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52"><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ext:soft-page-break/>This command will produce a single output for the first two kinds of mismatch, and three outputs for the actual call discordance. <text:s/>The three discordance outputs are a file of every discordant call and a 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text:soft-page-break/>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text:soft-page-break/>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he strength of PLATO as compared with other available tools is the ability to automatically generate models to perform statistical hypothesis testing. <text:s/>By default, PLATO will perform a standard GWAS, but it can be configured to perform an EWAS, GxG, GxE, or PheWAS analysis depending on the options given. <text:s/>See the <text:bookmark-ref text:reference-format="text" text:ref-name="__RefHeading__2050_323500852">Model Generation for Regression</text:bookmark-ref> section for details on how to properly specify the desired analysis type. <text:s/>Additionally, PLATO can perform permutation testing; for details on how to enable this feature, see the <text:bookmark-ref text:reference-format="text" text:ref-name="__RefHeading__2048_323500852">Permutation Testing</text:bookmark-ref> section later in the manual.</text:p>
        <text:p text:style-name="P9"><text:span text:style-name="T11">NOTE:</text:span> This command is MPI-enabl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Covariates given in this argument are premuted along with the phenotypic status when permutation testing is performed; for this reason, this argument should include phenotypic control variables such as age and gender. <text:s/>This argument may be given multiple times.</text:p>
        <text:h text:style-name="P67" text:outline-level="3">--const-covariates string</text:h>
        <text:p text:style-name="P12">Provides a comma-separated list of traits to include as covariates in the model. <text:s/>When using permutation testing, these covariates are NOT permutes along with the phenotypic status, and should include genotypic control variables such as principal components. <text:s/>Note that when not using permutation testing, this argument and the <text:span text:style-name="T11">--covariates</text:span> argument above are equivalent. <text:s/>This argument may be specified multiple times.</text:p>
        <text:h text:style-name="Heading_20_3" text:outline-level="3">--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1048659316894156813" text:style-name="L4">
          <text:list-item>
            <text:p text:style-name="P47"><text:soft-page-break/><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47"><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47"><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47"><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47"><text:span text:style-name="Default_20_Paragraph_20_Font"><text:span text:style-name="T11">Weighted<text:line-break/></text:span></text:span>This encoding is a hybrid between the traditional encodings and the codominant encoding. <text:s/>For each marker, the result from a univariate model (with appropriate covariates) is used to determine an encoding from marker state to the set {0, x, 1}, where x is chosen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P74" text:outline-level="3">--show-univariate</text:h>
        <text:p text:style-name="P56">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phewas</text:h>
        <text:p text:style-name="Body_20_Text">If given, PLATO will use all traits not explicity excluded or used as covariates as outcomes in a PheWAS. <text:s/>Note that this option is incompatible with the “--outcome” argument.</text:p>
        <text:h text:style-name="P74" text:outline-level="3">--output string (=output.txt)</text:h>
        <text:p text:style-name="P56">The filename of the output of the regression. <text:s/>The output of the regression is given as a column-separated file, with one line per model tested, sorted by model p-value:</text:p>
        <text:list xml:id="list5335329999876226207" text:style-name="L5">
          <text:list-item>
            <text:p text:style-name="P48">Outcome name (if not using the default phenotypic status).</text:p>
          </text:list-item>
          <text:list-item>
            <text:p text:style-name="P48">IDs for the variables of interest.</text:p>
          </text:list-item>
          <text:list-item>
            <text:p text:style-name="P48">For any markers, allele and frequency of the encoded allele, calculated for the individual model. <text:s/>Note that his value may be different for the same marker in different models because of different patterns of missingness.</text:p>
          </text:list-item>
          <text:list-item>
            <text:p text:style-name="P48">The number of non-missing samples for the model.</text:p>
          </text:list-item>
          <text:list-item>
            <text:p text:style-name="P48">Convergence status (if using the <text:bookmark-ref text:reference-format="text" text:ref-name="__RefHeading__1594_671551702">logistic</text:bookmark-ref> command)</text:p>
          </text:list-item>
          <text:list-item>
            <text:p text:style-name="P48"><text:soft-page-break/>The coefficient, standard error and p-value for each variable. <text:s/>If testing interactions, the coefficients will be displayed for both the reduced model (main effects only) and the full model (main effects + interaction terms).</text:p>
          </text:list-item>
          <text:list-item>
            <text:p text:style-name="P48">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48">The corrected p-value(s) of the models. <text:s/>The corrected p-values are calculated based on the overall model p-value (see <text:bookmark-ref text:reference-format="direction" text:ref-name="__RefHeading__3044_1341156079">below</text:bookmark-ref> for the meaning).</text:p>
          </text:list-item>
        </text:list>
        <text:h text:style-name="P74" text:outline-level="3">--separator string (=&lt;TAB&gt;)</text:h>
        <text:p text:style-name="P56">The string to use for separating columns in the regression output file.</text:p>
        <text:h text:style-name="P74" text:outline-level="3">--threads int (=1)</text:h>
        <text:p text:style-name="P56">The number of parallel processes to use in a regression in order to speed runtime. <text:s/>Setting this value to 0 disables threading, which can be useful in debugging PLATO.</text:p>
        <text:h text:style-name="P74" text:outline-level="3">--lowmem</text:h>
        <text:p text:style-name="P56">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Heading_20_3" text:outline-level="3"><text:bookmark-start text:name="__RefHeading__3044_1341156079"/>--correction enum<text:bookmark-end text:name="__RefHeading__3044_1341156079"/></text:h>
        <text:p text:style-name="Body_20_Text">A comma-separated list of multiple test correction strategies to use in reporting results from the regression. <text:s/>Currently implemented strategies are limited to Bonferroni and FDR.</text:p>
        <text:h text:style-name="P74" text:outline-level="3">--thresh float (=1)</text:h>
        <text:p text:style-name="P56">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P74" text:outline-level="3">--inflation</text:h>
        <text:p text:style-name="P56">This option enables the calculation and reporting of the genomic inflation factor (GIF). <text:s/>The GIF is reported in the log file. This can be a useful statistic for demonstrating true null signal in the majority of the models being tested.</text:p>
        <text:h text:style-name="P74" text:outline-level="3"><text:soft-page-break/>--inflation-adjust</text:h>
        <text:p text:style-name="P56">This option adjusts the p-value of each model according to the calculated genomic inflation factor. <text:s/>The adjustment is made so that the resultant GIF of the p-values will be exactly 1. <text:s/>See <text:bookmark-ref text:reference-format="direction" text:ref-name="__RefHeading__3046_1341156079">below</text:bookmark-ref> for a description of the available </text:p>
        <text:h text:style-name="P74" text:outline-level="3"><text:bookmark-start text:name="__RefHeading__3046_1341156079"/>--inflation-method enum (=GC)<text:bookmark-end text:name="__RefHeading__3046_1341156079"/></text:h>
        <text:p text:style-name="P56">This option provides the method used to calculate the genomic inflation factor. <text:s/>The available methods are:</text:p>
        <text:list xml:id="list4267971605461563355" text:style-name="L9">
          <text:list-item>
            <text:p text:style-name="P45">GC<text:span text:style-name="T13"> (Genomic Control)<text:line-break/>This method calculates the GIF by comparing the median of the p-values with the expected median of the expected null distribution. <text:s/>The actual medians being tested are the </text:span><text:span text:style-name="T16">Chi-squared (df=1) </text:span><text:span text:style-name="T13"><text:s/>values derived from the p-values. <text:s/>This is the method that PLINK uses to report GIF.</text:span></text:p>
          </text:list-item>
          <text:list-item>
            <text:p text:style-name="P45">Regression<text:line-break/><text:span text:style-name="T13">This method calculates the GIF by calculating the slope of the best-fit regression regression line (no intercept) of given p-values to expected p-values under the null hypothesis (uniform distribution). <text:s/>Conceptually, this is the “slope” of a QQ plot.</text:span></text:p>
          </text:list-item>
        </text:list>
        <text:h text:style-name="P60" text:outline-level="2"><text:bookmark-start text:name="__RefHeading__2135_1341156079"/>load-categorical<text:bookmark-end text:name="__RefHeading__2135_1341156079"/></text:h>
        <text:p text:style-name="P53">This function loads categorical covariates into PLATO. <text:s/>Categorical covariates are those in that are unordered and take on more than two values. <text:s/>Examples of a categorical covariate that can be entered through this command is race or genotyping center. <text:s/>Gender is technically a categorical covariate as well, but as it typically only takes two values, any numeric encoding will suffice. <text:s/>The typical approach to these variables is to gnerate a dummy encoding; through the use of this command, PLATO will allow the entry of non-numeric classes and will automatically generate a dummy encoding. <text:s/>Note that variables added in this manner may only be used as covariates and not as predictor or outcome variables.</text:p>
        <text:p text:style-name="P53">The options accepted by the <text:bookmark-ref text:reference-format="text" text:ref-name="__RefHeading__2135_1341156079">load-categorical</text:bookmark-ref> command are identical to those of the <text:bookmark-ref text:reference-format="text" text:ref-name="__RefHeading__1673_671551702">load-trait</text:bookmark-ref> command; please see that section for details. <text:s/>The only difference is that this command does not accept the --ignore-error option, so if a missing value is used, it must be specified explicitly. <text:s/></text:p>
        <text:h text:style-name="P72" text:outline-level="3">--file string</text:h>
        <text:p text:style-name="P53">This option gives the categorical covariate file to be loaded. <text:s/>As the format of this file differs slightly from that in <text:bookmark-ref text:reference-format="text" text:ref-name="__RefHeading__1596_671551702">load-data</text:bookmark-ref>, we provide an example below.</text:p>
        <text:p text:style-name="P78"># This line is a comment, and ignored</text:p>
        <text:p text:style-name="P78">FID<text:tab/>IID<text:tab/>Race<text:tab/>Site</text:p>
        <text:p text:style-name="P78"># Note the above line, which loads 2 traits, 'Race' and 'Site'</text:p>
        <text:p text:style-name="P78">1<text:tab/>1<text:tab/>EA<text:tab/>1</text:p>
        <text:p text:style-name="P78"># Note that the 'Race' is a string and 'Site' is numeric, but</text:p>
        <text:p text:style-name="P78"># treated as a string here</text:p>
        <text:p text:style-name="P78">2<text:tab/>2<text:tab/>AA<text:tab/>2</text:p>
        <text:p text:style-name="P78"># See --missing for how to handle 'NA'</text:p>
        <text:p text:style-name="P78">3<text:tab/>3<text:tab/>NA<text:tab/>4</text:p>
        <text:p text:style-name="P78">4<text:tab/>4<text:tab/>Other<text:tab/>1<text:tab/></text:p>
        <text:p text:style-name="P77">... (Further lines truncated) ...</text:p>
        <text:h text:style-name="Heading_20_2" text:outline-level="2"><text:bookmark-start text:name="__RefHeading__1596_671551702"/><text:soft-page-break/>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1651075693207857062" text:style-name="L6">
          <text:list-item>
            <text:p text:style-name="P79">PLINK files (ped/map)</text:p>
          </text:list-item>
          <text:list-item>
            <text:p text:style-name="P79">Binary PLINK files (bed/bim/fam)</text:p>
          </text:list-item>
          <text:list-item>
            <text:p text:style-name="P79">Transposed PLINK files (tped/tfam)</text:p>
          </text:list-item>
          <text:list-item>
            <text:p text:style-name="P79">Long-format PLINK files (lgen/map/fam)</text:p>
          </text:list-item>
          <text:list-item>
            <text:p text:style-name="P79">Beagle files</text:p>
          </text:list-item>
          <text:list-item>
            <text:p text:style-name="P80">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map string</text:h>
        <text:p text:style-name="Body_20_Text">Specifies a MAP file to load. <text:s/>Overrides the “--file” and “--lfile” arguments.</text:p>
        <text:h text:style-name="Heading_20_3" text:outline-level="3">--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bim string</text:h>
        <text:p text:style-name="Body_20_Text">Specifies a BIM file to load. <text:s/>Overrides the “--bfile” argument.</text:p>
        <text:h text:style-name="Heading_20_3" text:outline-level="3"><text:soft-page-break/>--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no-sex</text:h>
        <text:p text:style-name="Body_20_Text">If given, indicates that the PED file (or equivalent, in the case of binary/transposed filesets) does not contain gender information (typically column 5)</text:p>
        <text:h text:style-name="Heading_20_3" text:outline-level="3">--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no-pheno</text:h>
        <text:p text:style-name="Body_20_Text">If given, indicates that the PED file (or equivalent) does not contain phenotypic information (typically, column 6)</text:p>
        <text:h text:style-name="Heading_20_3" text:outline-level="3"><text:soft-page-break/>--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text:soft-page-break/>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pair” argument.</text:p>
        <text:h text:style-name="Heading_20_3" text:outline-level="3">--pair</text:h>
        <text:p text:style-name="Body_20_Text">If given, indicates that the data in the Beagle genotype files is pair data, with the convention that the 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text:soft-page-break/>--beagle-missing string (=0)</text:h>
        <text:p text:style-name="Body_20_Text">Gives the string to be interpreted as a missing allele when loading Beagle genotype files.</text:p>
        <text:h text:style-name="P68" text:outline-level="3">--vcf-file string</text:h>
        <text:p text:style-name="P10">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68" text:outline-level="3">--no-filter-marker</text:h>
        <text:p text:style-name="P10">By default, PLATO will not load any marker that has a FILTER annotation other than “PASS” or “.”. <text:s/>By setting the option, PLATO will load all markers without regard to the filter status.</text:p>
        <text:h text:style-name="P68" text:outline-level="3">--no-filter-geno</text:h>
        <text:p text:style-name="P10">By default, PLATO will set any genotype that has a “FT” annotation other than “PASS” to missing. <text:s/>Including this option will cuase PLATO to load all genotype calls without regard to genotype filter annotation status.</text:p>
        <text:h text:style-name="P68" text:outline-level="3">--vcf-phased</text:h>
        <text:p text:style-name="P10">Setting this option tells PLATO that the data in the VCF file is phased. <text:s/>Note that PLATO will warn the user if the phasing in the VCF file is inconsistent with the options provided.</text:p>
        <text:h text:style-name="P68" text:outline-level="3">--vcf-poly</text:h>
        <text:p text:style-name="P10">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text:soft-page-break/>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29">... (Further lines truncated) ...</text:p>
        <text:h text:style-name="Heading_20_3" text:outline-level="3">--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text:soft-page-break/>logistic<text:bookmark-end text:name="__RefHeading__1594_671551702"/></text:h>
        <text:p text:style-name="P9">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9"><text:span text:style-name="T11">NOTE:</text:span><text:span text:style-name="T13"> This command is MPI-enabled.</text:span> </text:p>
        <text:h text:style-name="Heading_20_3" text:outline-level="3">--odds-ratio</text:h>
        <text:p text:style-name="Body_20_Text">If given, PLATO will display the odds ratios for each coefficient rather than the raw coefficient returned by the logistic regression.</text:p>
        <text:h text:style-name="Heading_20_3" text:outline-level="3">--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ext:soft-page-break/>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rio</text:h>
        <text:p text:style-name="Body_20_Text">Indicates that the data to be printed is trio data (two parents, one child). <text:s/>Note that PLATO will exit with an error if the data loaded does not conform to this structure.</text:p>
        <text:h text:style-name="Heading_20_3" text:outline-level="3">--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text:soft-page-break/>--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text:soft-page-break/>--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29">... (Additional lines truncated) ...</text:p>
        <text:h text:style-name="P69" text:outline-level="3"><text:soft-page-break/>--input-map</text:h>
        <text:p text:style-name="P11">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69" text:outline-level="3">--map3</text:h>
        <text:p text:style-name="P11">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69" text:outline-level="3">--out string</text:h>
        <text:p text:style-name="P11">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69" text:outline-level="3">--output-map</text:h>
        <text:p text:style-name="P11">Prints the output above in extended map format. <text:s/>This may be useful as part of a pipeline including other tools.</text:p>
        <text:h text:style-name="P58" text:outline-level="2"><text:bookmark-start text:name="__RefHeading__2203_1705211626"/>regress-auto<text:bookmark-end text:name="__RefHeading__2203_1705211626"/></text:h>
        <text:p text:style-name="P17">This command will perform either a linear or logistic regression based on the phenotype provided to PLATO. <text:s/>If there are exactly two non-missing phenotypes, this command will perform a logistic regression, as used in the <text:bookmark-ref text:reference-format="text" text:ref-name="__RefHeading__1594_671551702">logistic</text:bookmark-ref> command. <text:s/>If there are more than two unique non-missing phenotypes, this command will perform a linear regression, as in the <text:bookmark-ref text:reference-format="text" text:ref-name="__RefHeading__1631_671551702">linear</text:bookmark-ref> command. <text:s/>The output of the regression will include a column indicating the type of regression performed for each model in addition to all of the output columns of the <text:bookmark-ref text:reference-format="text" text:ref-name="__RefHeading__1594_671551702">logistic</text:bookmark-ref> command. <text:s/>For linear regression models, the “Converged” column will always be 1, as all linear regressions are not iterative, and so they will always “converge” in one step.</text:p>
        <text:p text:style-name="P18">Note that this command may be dangerous, as it can be difficult to compare linear and logistic regression results in a statistically meaningful way.</text:p>
        <text:h text:style-name="P70" text:outline-level="3"><text:bookmark-start text:name="__RefHeading__10154_1705211626"/>--linear string<text:bookmark-end text:name="__RefHeading__10154_1705211626"/></text:h>
        <text:p text:style-name="P19">This option takes a comma-separated list of trait variables for which PLATO should perform <text:bookmark-ref text:reference-format="text" text:ref-name="__RefHeading__1631_671551702">linear</text:bookmark-ref> regression, regardless of the number of non-missing phenotypes. <text:s/>The variables provided to this option and “--logistic” <text:bookmark-ref text:reference-format="direction" text:ref-name="__RefHeading__10151_1705211626">below</text:bookmark-ref> must be mutually exclusive and given in the “--outcome” option if “--phewas” is not provided. <text:s/>This option may be specified more than once.</text:p>
        <text:h text:style-name="P70" text:outline-level="3"><text:bookmark-start text:name="__RefHeading__10151_1705211626"/><text:soft-page-break/>--logistic string<text:bookmark-end text:name="__RefHeading__10151_1705211626"/></text:h>
        <text:p text:style-name="P19">This option takes a comma-separated list of trait variables for which PLATO should perform <text:bookmark-ref text:reference-format="text" text:ref-name="__RefHeading__1594_671551702">logistic</text:bookmark-ref> regression, regardless of the number of phenotypes. The variables provided to this option and “--linear” <text:s/><text:bookmark-ref text:reference-format="direction" text:ref-name="__RefHeading__10154_1705211626">above</text:bookmark-ref> must be mutually exclusive and given in the “--outcome” option if “--phewas” is not provided. <text:s/>This option may be specified more than once.</text:p>
        <text:h text:style-name="Heading_20_1" text:outline-level="1"><text:bookmark-start text:name="__RefHeading__2044_323500852"/>Advanced Topics<text:bookmark-end text:name="__RefHeading__2044_323500852"/></text:h>
        <text:h text:style-name="Heading_20_2" text:outline-level="2"><text:bookmark-start text:name="__RefHeading__2046_323500852"/>Pre-Filtering Data<text:bookmark-end text:name="__RefHeading__2046_323500852"/></text:h>
        <text:p text:style-name="P14">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in any model or later analysis step. <text:s/>While these options can reduce the memory footprint of PLATO, they will not reduce the time to load data, as the entire dataset must be read in order to ensure correct loading of all data.</text:p>
        <text:h text:style-name="P71" text:outline-level="3">--chrom string</text:h>
        <text:p text:style-name="P14">This argument gives a comma-separated list of chromosomes to load data for. <text:s/>If not given, PLATO will load data for all chromosomes.</text:p>
        <text:h text:style-name="P71" text:outline-level="3">--bp-window srting</text:h>
        <text:p text:style-name="P14">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pair windows with multiple chromosomes, as the windows will apply to all chromosomes being loaded.</text:p>
        <text:h text:style-name="P71" text:outline-level="3">--incl-marker string</text:h>
        <text:p text:style-name="P14">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71" text:outline-level="3">--excl-marker string</text:h>
        <text:p text:style-name="P14">This command gives a comma-separated list of marker IDs to exclude. <text:s/>This can be useful when excluding a small number of markers from a dataset. <text:s/>Note that if a marker is both explicitly included and explicitly excluded, the marker will NOT be loaded. <text:s/>This option may be specified more than once.</text:p>
        <text:h text:style-name="P71" text:outline-level="3"><text:soft-page-break/>--incl-marker-fn string</text:h>
        <text:p text:style-name="P14">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71" text:outline-level="3">--excl-marker-fn string</text:h>
        <text:p text:style-name="P14">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71" text:outline-level="3">--incl-sample string</text:h>
        <text:p text:style-name="P14">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separated. <text:s/>For this reason, the user may need to enclose this argument in quotes. <text:s/>This option may be specified more than once.</text:p>
        <text:h text:style-name="P71" text:outline-level="3">--excl-sample string</text:h>
        <text:p text:style-name="P14">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P73" text:outline-level="3">--incl-sample-fn string</text:h>
        <text:p text:style-name="P55">This command gives a comma-separated list of files containing sample IDs to include for analysis. <text:s/>Each sample should be included once per line, and any extra columns will be ignored. <text:s/>This option may be specified more than once.</text:p>
        <text:h text:style-name="P73" text:outline-level="3">--excl-sample-fn string</text:h>
        <text:p text:style-name="P55">This command gives a comma-separated list of files containing sample IDs to exclude from analysis. <text:s/>Each sample ID must be provided once per line, and any additional columns will be ignored. <text:s/>As before, any sample both explicitly excluded and included will not be loaded. <text:s/>This option may be provided more than once.</text:p>
        <text:h text:style-name="Heading_20_2" text:outline-level="2"><text:bookmark-start text:name="__RefHeading__2048_323500852"/>Permutation Testing<text:bookmark-end text:name="__RefHeading__2048_323500852"/></text:h>
        <text:p text:style-name="P55">PLATO offers permutation testing for calculation of the p-value of a model in addition to the parametric p-value calculation inherent with the regression models. <text:s/>For each model tested, PLATO provides for the calculation of a permuted p-value in three ways, as defined below:</text:p>
        <text:list xml:id="list4798653556056367069" text:style-name="L8">
          <text:list-item>
            <text:p text:style-name="P44"><text:soft-page-break/>Model Permuted p-value<text:line-break/><text:span text:style-name="T13">This p-value is the proportion of permutations for which the unpermuted model was more significant (had a lower p-value) than in the permuted data. <text:s/>This value has a granularity of the number of permutations, and may need to be corrected for multiple testing.</text:span></text:p>
          </text:list-item>
          <text:list-item>
            <text:p text:style-name="P44">Rank Permuted p-value<text:line-break/><text:span text:style-name="T13">This p-value is the proportion of permutations that had more significant models than the unpermuted data at the level of significance of the unpermuted model. <text:s/>As an example, if a model is the 3rd most significant in unpermuted data, and it's rank permuted p-value is 0.1, it means that 10% of the permutations had at least 3 models more significant than the unpermuted model being tested. <text:s/>This value has a granularity of the number of permutations, but should NOT need to be adjusted for multiple testing.</text:span></text:p>
          </text:list-item>
          <text:list-item>
            <text:p text:style-name="P49"><text:span text:style-name="T11">Permuted p-value<text:line-break/></text:span><text:span text:style-name="T13">This</text:span> p-value is defined to be the fraction of times any permuted model was more significant than the unpermuted model. <text:s/>Note that the permuted p-value should still be subject to multiple test correction, and the granularity of the adjusted permuted p-value will be determined by the number of permutations. <text:s/>Thus, if a user ran 1,000 permutations, the smallest nonzero adjusted permuted p-value will be 0.001.</text:p>
          </text:list-item>
        </text:list>
        <text:p text:style-name="P14">The following options control the behavior and output of the permutations run by PLATO.</text:p>
        <text:h text:style-name="P71" text:outline-level="3">--permutations int (=0)</text:h>
        <text:p text:style-name="P14">This argument determines the number of permutations per model to run. <text:s/>Note that the runtime and memory requirements will increase dramatically with this parameter. <text:s/>At a minimum, each permutation will take the same amount of time as a single model and will require approximately 12 bytes of memory (in <text:span text:style-name="T11">--lowmem</text:span> mode). <text:s/>For a modest GWAS consisting of 500,000 markers with 1,000 permutations, PLATO will need approximately 6 extra GB of RAM and will take 1,000 times as long to execute. </text:p>
        <text:h text:style-name="P71" text:outline-level="3">--permu-seed int</text:h>
        <text:p text:style-name="P14">This argument allows for repeatability of results by specifying the initial seed for the random number generator used to initialize the permutations. <text:s/>If no seed is given, one will be generated at random and reported to the user.</text:p>
        <text:h text:style-name="P71" text:outline-level="3">--permu-thresh float (=0.05)</text:h>
        <text:p text:style-name="P14">PLATO will print detailed permutation results for all permuted models whose p-value falls below this threshold. <text:s/>Be aware that increasing this threshold can dramatically increase the storage requirements.</text:p>
        <text:h text:style-name="P71" text:outline-level="3">--permu-detail-fn string (=permutation-detail.txt)</text:h>
        <text:p text:style-name="P14">This is the name of the file that PLATO will print the detailed permutation output to. <text:s/>To disable this output, set this argument equal to the empty string (“”).</text:p>
        <text:h text:style-name="P71" text:outline-level="3">--permu-pval-fn string (=permutation-pval.txt)</text:h>
        <text:p text:style-name="P14">PLATO will print all p-values of all permuted models in this file, one per line. <text:s/>The p-values printed <text:soft-page-break/>will be sorted, with the following “special” p-values as flags with the following interpretation:</text:p>
        <text:list xml:id="list5794043390421316743" text:style-name="L7">
          <text:list-item>
            <text:p text:style-name="P43">2<text:span text:style-name="T13">: Calculation of the permuted model failed</text:span></text:p>
          </text:list-item>
          <text:list-item>
            <text:p text:style-name="P43">3<text:span text:style-name="T13">: Could not run permuted model (typically, too many missing values)</text:span></text:p>
          </text:list-item>
        </text:list>
        <text:h text:style-name="P71" text:outline-level="3">--permu-run-full</text:h>
        <text:p text:style-name="P14">By default, PLATO will only run enough models in the permutation data to generate an appropriate p-value. <text:s/>If the user specifies this option, PLATO will run all submodels during a permutation. <text:s/>This option only has an effect when permuting interaction models, and in that case, specifying this option will increase the runtime by 33%.</text:p>
        <text:h text:style-name="P59" text:outline-level="2"><text:bookmark-start text:name="__RefHeading__2050_323500852"/>Model Generation for Regression<text:bookmark-end text:name="__RefHeading__2050_323500852"/></text:h>
        <text:p text:style-name="P15">PLATO can test a variety of models in the regression procedures. <text:s/>Typically, models are generated by iterating over the dataset and running a separate regression for each model generated. <text:s/>The manner in which the user iterates over the dataset will determine the type of analysis being run, with possibilities being GWAS, EWAS, GxE, GxG, and many others. <text:s/>Alternatively, the user can individually specify the models to be run, which can be helpful in the case of a targeted subset of models.</text:p>
        <text:p text:style-name="P16">The options below are used by the regression options, <text:bookmark-ref text:reference-format="text" text:ref-name="__RefHeading__1631_671551702">linear</text:bookmark-ref> and <text:bookmark-ref text:reference-format="text" text:ref-name="__RefHeading__1594_671551702">logistic</text:bookmark-ref>. <text:s/>The <text:bookmark-ref text:reference-format="text" text:ref-name="__RefHeading__2078_418424707">Model Generation Summary</text:bookmark-ref> section provides a good summary of the combination of these options and the resultant analysis that can be run using PLATO.</text:p>
        <text:h text:style-name="P71" text:outline-level="3">--models string</text:h>
        <text:p text:style-name="P14">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P30"># This is a comment, and ignored</text:p>
        <text:p text:style-name="P30"># All models have 2 markers + a trait</text:p>
        <text:p text:style-name="P30">rs122483<text:tab/>chr1:342864<text:tab/><text:tab/>BMI</text:p>
        <text:p text:style-name="P30">chr2:86302<text:tab/>chr4:47290<text:tab/><text:tab/>LDL</text:p>
        <text:p text:style-name="P30"># Note that order of the variables doesn't matter</text:p>
        <text:p text:style-name="P30">LDL<text:tab/><text:tab/>rs347290<text:tab/><text:tab/>3:12386</text:p>
        <text:p text:style-name="P30"># Also, RSIDs are case insensitive and “chr” is optional for a chrom.</text:p>
        <text:p text:style-name="P30">Rs122483<text:tab/>BMI<text:tab/><text:tab/><text:tab/>4:47290</text:p>
        <text:p text:style-name="P14">Note that this argument can be given multiple times, and if given, will override any automated model generation.</text:p>
        <text:h text:style-name="P71" text:outline-level="3">--exclude-markers</text:h>
        <text:p text:style-name="P14">If given, automatically generated models will not include markers. <text:s/>This is useful for an EWAS or an ExE analysis.</text:p>
        <text:h text:style-name="P71" text:outline-level="3"><text:soft-page-break/>--use-traits</text:h>
        <text:p text:style-name="P14">If given, will include the traits not listed as covariates in the models to be generated.</text:p>
        <text:h text:style-name="P71" text:outline-level="3">--pairwise</text:h>
        <text:p text:style-name="P14">Generate exhaustive pairwise models.</text:p>
        <text:h text:style-name="P71" text:outline-level="3">--incl-traits string</text:h>
        <text:p text:style-name="P14">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when used in conjunction with the “--one-sided” argument.</text:p>
        <text:h text:style-name="P71" text:outline-level="3">--excl-traits string</text:h>
        <text:p text:style-name="P14">Gives a comma-separated list of traits to exclude from analysis when generating models. <text:s/>This argument may be given multiple times and supersedes “--incl-traits”.</text:p>
        <text:h text:style-name="P71" text:outline-level="3">--incl-markers string</text:h>
        <text:p text:style-name="P14">Gives a comma-separated list of markers to include in the model generation. <text:s/>This argument may be given multiple times, and is especially helpful when used in conjunction with the “--one-sided” argument.</text:p>
        <text:h text:style-name="P71" text:outline-level="3">--one-sided</text:h>
        <text:p text:style-name="P14">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P75" text:outline-level="3"/>
        <text:h text:style-name="P76" text:outline-level="3"><text:bookmark-start text:name="__RefHeading__2078_418424707"/>Model Generation Summary<text:bookmark-end text:name="__RefHeading__2078_418424707"/></text:h>
        <text:p text:style-name="P14">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P40">--exclude-markers</text:p>
              </table:table-cell>
              <table:table-cell table:style-name="Table1.A1" office:value-type="string">
                <text:p text:style-name="P40">--use-traits</text:p>
              </table:table-cell>
              <table:table-cell table:style-name="Table1.A1" office:value-type="string">
                <text:p text:style-name="P40">--pairwise</text:p>
              </table:table-cell>
              <table:table-cell table:style-name="Table1.A1" office:value-type="string">
                <text:p text:style-name="P40">--one-sided</text:p>
              </table:table-cell>
              <table:table-cell table:style-name="Table1.E1" office:value-type="string">
                <text:p text:style-name="P40">Analysis</text:p>
              </table:table-cell>
            </table:table-row>
          </table:table-header-rows>
          <table:table-row table:style-name="Table1.2">
            <table:table-cell table:style-name="Table1.A2" office:value-type="string">
              <text:p text:style-name="P39">N</text:p>
            </table:table-cell>
            <table:table-cell table:style-name="Table1.A2" office:value-type="string">
              <text:p text:style-name="P39">N</text:p>
            </table:table-cell>
            <table:table-cell table:style-name="Table1.A2" office:value-type="string">
              <text:p text:style-name="P39">N</text:p>
            </table:table-cell>
            <table:table-cell table:style-name="Table1.A2" office:value-type="string">
              <text:p text:style-name="P39">N</text:p>
            </table:table-cell>
            <table:table-cell table:style-name="Table1.E2" office:value-type="string">
              <text:p text:style-name="P39">GWAS</text:p>
            </table:table-cell>
          </table:table-row>
          <table:table-row table:style-name="Table1.2">
            <table:table-cell table:style-name="Table1.A2" office:value-type="string">
              <text:p text:style-name="P39">N</text:p>
            </table:table-cell>
            <table:table-cell table:style-name="Table1.A2" office:value-type="string">
              <text:p text:style-name="P39">Y</text:p>
            </table:table-cell>
            <table:table-cell table:style-name="Table1.A2" office:value-type="string">
              <text:p text:style-name="P39">N</text:p>
            </table:table-cell>
            <table:table-cell table:style-name="Table1.A2" office:value-type="string">
              <text:p text:style-name="P39">N</text:p>
            </table:table-cell>
            <table:table-cell table:style-name="Table1.E2" office:value-type="string">
              <text:p text:style-name="P39">GxE</text:p>
            </table:table-cell>
          </table:table-row>
          <table:table-row table:style-name="Table1.2">
            <table:table-cell table:style-name="Table1.A2" office:value-type="string">
              <text:p text:style-name="P39">Y</text:p>
            </table:table-cell>
            <table:table-cell table:style-name="Table1.A2" office:value-type="string">
              <text:p text:style-name="P39">Y</text:p>
            </table:table-cell>
            <table:table-cell table:style-name="Table1.A2" office:value-type="string">
              <text:p text:style-name="P39">N</text:p>
            </table:table-cell>
            <table:table-cell table:style-name="Table1.A2" office:value-type="string">
              <text:p text:style-name="P39">N</text:p>
            </table:table-cell>
            <table:table-cell table:style-name="Table1.E2" office:value-type="string">
              <text:p text:style-name="P39">EWAS</text:p>
            </table:table-cell>
          </table:table-row>
          <table:table-row table:style-name="Table1.2">
            <table:table-cell table:style-name="Table1.A2" office:value-type="string">
              <text:p text:style-name="P39">N</text:p>
            </table:table-cell>
            <table:table-cell table:style-name="Table1.A2" office:value-type="string">
              <text:p text:style-name="P39">N</text:p>
            </table:table-cell>
            <table:table-cell table:style-name="Table1.A2" office:value-type="string">
              <text:p text:style-name="P39">Y</text:p>
            </table:table-cell>
            <table:table-cell table:style-name="Table1.A2" office:value-type="string">
              <text:p text:style-name="P39">N</text:p>
            </table:table-cell>
            <table:table-cell table:style-name="Table1.E2" office:value-type="string">
              <text:p text:style-name="P39">GxG</text:p>
            </table:table-cell>
          </table:table-row>
          <table:table-row table:style-name="Table1.2">
            <table:table-cell table:style-name="Table1.A2" office:value-type="string">
              <text:p text:style-name="P39">Y</text:p>
            </table:table-cell>
            <table:table-cell table:style-name="Table1.A2" office:value-type="string">
              <text:p text:style-name="P39">Y</text:p>
            </table:table-cell>
            <table:table-cell table:style-name="Table1.A2" office:value-type="string">
              <text:p text:style-name="P39">Y</text:p>
            </table:table-cell>
            <table:table-cell table:style-name="Table1.A2" office:value-type="string">
              <text:p text:style-name="P39">N</text:p>
            </table:table-cell>
            <table:table-cell table:style-name="Table1.E2" office:value-type="string">
              <text:p text:style-name="P39">ExE</text:p>
            </table:table-cell>
          </table:table-row>
          <table:table-row table:style-name="Table1.2">
            <table:table-cell table:style-name="Table1.A2" office:value-type="string">
              <text:p text:style-name="P39">N</text:p>
            </table:table-cell>
            <table:table-cell table:style-name="Table1.A2" office:value-type="string">
              <text:p text:style-name="P39">Y</text:p>
            </table:table-cell>
            <table:table-cell table:style-name="Table1.A2" office:value-type="string">
              <text:p text:style-name="P39">Y</text:p>
            </table:table-cell>
            <table:table-cell table:style-name="Table1.A2" office:value-type="string">
              <text:p text:style-name="P39">N</text:p>
            </table:table-cell>
            <table:table-cell table:style-name="Table1.E2" office:value-type="string">
              <text:p text:style-name="P39">GxGxE</text:p>
            </table:table-cell>
          </table:table-row>
          <table:table-row table:style-name="Table1.2">
            <table:table-cell table:style-name="Table1.A2" office:value-type="string">
              <text:p text:style-name="P39">N</text:p>
            </table:table-cell>
            <table:table-cell table:style-name="Table1.A2" office:value-type="string">
              <text:p text:style-name="P39">N</text:p>
            </table:table-cell>
            <table:table-cell table:style-name="Table1.A2" office:value-type="string">
              <text:p text:style-name="P39">Y</text:p>
            </table:table-cell>
            <table:table-cell table:style-name="Table1.A2" office:value-type="string">
              <text:p text:style-name="P39">Y</text:p>
            </table:table-cell>
            <table:table-cell table:style-name="Table1.E2" office:value-type="string">
              <text:p text:style-name="P39">Focused GxG</text:p>
            </table:table-cell>
          </table:table-row>
          <table:table-row table:style-name="Table1.2">
            <table:table-cell table:style-name="Table1.A2" office:value-type="string">
              <text:p text:style-name="P39">Y</text:p>
            </table:table-cell>
            <table:table-cell table:style-name="Table1.A2" office:value-type="string">
              <text:p text:style-name="P39">Y</text:p>
            </table:table-cell>
            <table:table-cell table:style-name="Table1.A2" office:value-type="string">
              <text:p text:style-name="P39">Y</text:p>
            </table:table-cell>
            <table:table-cell table:style-name="Table1.A2" office:value-type="string">
              <text:p text:style-name="P39">Y</text:p>
            </table:table-cell>
            <table:table-cell table:style-name="Table1.E2" office:value-type="string">
              <text:p text:style-name="P39">Focused ExE</text:p>
            </table:table-cell>
          </table:table-row>
          <table:table-row table:style-name="Table1.2">
            <table:table-cell table:style-name="Table1.A2" office:value-type="string">
              <text:p text:style-name="P39">Y</text:p>
            </table:table-cell>
            <table:table-cell table:style-name="Table1.A2" office:value-type="string">
              <text:p text:style-name="P39">Y</text:p>
            </table:table-cell>
            <table:table-cell table:style-name="Table1.A2" office:value-type="string">
              <text:p text:style-name="P39">Y</text:p>
            </table:table-cell>
            <table:table-cell table:style-name="Table1.A2" office:value-type="string">
              <text:p text:style-name="P39">Y</text:p>
            </table:table-cell>
            <table:table-cell table:style-name="Table1.E2" office:value-type="string">
              <text:p text:style-name="P39">Focused GxGxE</text:p>
            </table:table-cell>
          </table:table-row>
          <table:table-row table:style-name="Table1.2">
            <table:table-cell table:style-name="Table1.A2" office:value-type="string">
              <text:p text:style-name="P39">Y</text:p>
            </table:table-cell>
            <table:table-cell table:style-name="Table1.A2" office:value-type="string">
              <text:p text:style-name="P39">N</text:p>
            </table:table-cell>
            <table:table-cell table:style-name="Table1.A2" office:value-type="string">
              <text:p text:style-name="P39">*</text:p>
            </table:table-cell>
            <table:table-cell table:style-name="Table1.A2" office:value-type="string">
              <text:p text:style-name="P39">*</text:p>
            </table:table-cell>
            <table:table-cell table:style-name="Table1.E2" office:value-type="string">
              <text:p text:style-name="P39">Error</text:p>
            </table:table-cell>
          </table:table-row>
          <table:table-row table:style-name="Table1.2">
            <table:table-cell table:style-name="Table1.A2" office:value-type="string">
              <text:p text:style-name="P39">*</text:p>
            </table:table-cell>
            <table:table-cell table:style-name="Table1.A2" office:value-type="string">
              <text:p text:style-name="P39">*</text:p>
            </table:table-cell>
            <table:table-cell table:style-name="Table1.A2" office:value-type="string">
              <text:p text:style-name="P39">N</text:p>
            </table:table-cell>
            <table:table-cell table:style-name="Table1.A2" office:value-type="string">
              <text:p text:style-name="P39">Y</text:p>
            </table:table-cell>
            <table:table-cell table:style-name="Table1.E2" office:value-type="string">
              <text:p text:style-name="P39">Error</text:p>
            </table:table-cell>
          </table:table-row>
        </table:table>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in" fo:margin-top="0in" fo:margin-bottom="0in" style:contextual-spacing="false" style:line-height-at-least="0.139in" fo:hyphenation-ladder-count="no-limit" fo:text-indent="-0.25in" style:auto-text-indent="false" style:vertical-align="baseline">
        <style:tab-stops/>
      </style:paragraph-properties>
      <style:text-properties style:font-name="Courier New" fo:font-size="11pt"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598in" fo:margin-bottom="0.0201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Symbol"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Symbol"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Symbol"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4LVL1" style:display-name="WW_CharLFO4LVL1" style:family="text">
      <style:text-properties style:font-name="Symbol" style:font-name-complex="OpenSymbol"/>
    </style:style>
    <style:style style:name="WW_5f_CharLFO4LVL2" style:display-name="WW_CharLFO4LVL2" style:family="text">
      <style:text-properties style:font-name="OpenSymbol" style:font-name-complex="OpenSymbol"/>
    </style:style>
    <style:style style:name="WW_5f_CharLFO4LVL3" style:display-name="WW_CharLFO4LVL3" style:family="text">
      <style:text-properties style:font-name="OpenSymbol" style:font-name-complex="OpenSymbol"/>
    </style:style>
    <style:style style:name="WW_5f_CharLFO4LVL4" style:display-name="WW_CharLFO4LVL4" style:family="text">
      <style:text-properties style:font-name="Symbol" style:font-name-complex="OpenSymbol"/>
    </style:style>
    <style:style style:name="WW_5f_CharLFO4LVL5" style:display-name="WW_CharLFO4LVL5" style:family="text">
      <style:text-properties style:font-name="OpenSymbol" style:font-name-complex="OpenSymbol"/>
    </style:style>
    <style:style style:name="WW_5f_CharLFO4LVL6" style:display-name="WW_CharLFO4LVL6" style:family="text">
      <style:text-properties style:font-name="OpenSymbol" style:font-name-complex="OpenSymbol"/>
    </style:style>
    <style:style style:name="WW_5f_CharLFO4LVL7" style:display-name="WW_CharLFO4LVL7" style:family="text">
      <style:text-properties style:font-name="Symbol" style:font-name-complex="OpenSymbol"/>
    </style:style>
    <style:style style:name="WW_5f_CharLFO4LVL8" style:display-name="WW_CharLFO4LVL8" style:family="text">
      <style:text-properties style:font-name="OpenSymbol" style:font-name-complex="OpenSymbol"/>
    </style:style>
    <style:style style:name="WW_5f_CharLFO4LVL9" style:display-name="WW_CharLFO4LVL9" style:family="text">
      <style:text-properties style:font-name="Open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OpenSymbol" style:font-name-complex="OpenSymbol"/>
    </style:style>
    <style:style style:name="WW_5f_CharLFO6LVL3" style:display-name="WW_CharLFO6LVL3" style:family="text">
      <style:text-properties style:font-name="Open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OpenSymbol" style:font-name-complex="OpenSymbol"/>
    </style:style>
    <style:style style:name="WW_5f_CharLFO6LVL6" style:display-name="WW_CharLFO6LVL6" style:family="text">
      <style:text-properties style:font-name="Open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OpenSymbol" style:font-name-complex="OpenSymbol"/>
    </style:style>
    <style:style style:name="WW_5f_CharLFO6LVL9" style:display-name="WW_CharLFO6LVL9" style:family="text">
      <style:text-properties style:font-name="OpenSymbol" style:font-name-complex="OpenSymbol"/>
    </style:style>
    <style:style style:name="WW_5f_CharLFO7LVL1" style:display-name="WW_CharLFO7LVL1" style:family="text">
      <style:text-properties style:font-name="Symbol" style:font-name-complex="OpenSymbol"/>
    </style:style>
    <style:style style:name="WW_5f_CharLFO7LVL2" style:display-name="WW_CharLFO7LVL2" style:family="text">
      <style:text-properties style:font-name="OpenSymbol" style:font-name-complex="OpenSymbol"/>
    </style:style>
    <style:style style:name="WW_5f_CharLFO7LVL3" style:display-name="WW_CharLFO7LVL3" style:family="text">
      <style:text-properties style:font-name="OpenSymbol" style:font-name-complex="OpenSymbol"/>
    </style:style>
    <style:style style:name="WW_5f_CharLFO7LVL4" style:display-name="WW_CharLFO7LVL4" style:family="text">
      <style:text-properties style:font-name="Symbol" style:font-name-complex="OpenSymbol"/>
    </style:style>
    <style:style style:name="WW_5f_CharLFO7LVL5" style:display-name="WW_CharLFO7LVL5" style:family="text">
      <style:text-properties style:font-name="OpenSymbol" style:font-name-complex="OpenSymbol"/>
    </style:style>
    <style:style style:name="WW_5f_CharLFO7LVL6" style:display-name="WW_CharLFO7LVL6" style:family="text">
      <style:text-properties style:font-name="OpenSymbol" style:font-name-complex="OpenSymbol"/>
    </style:style>
    <style:style style:name="WW_5f_CharLFO7LVL7" style:display-name="WW_CharLFO7LVL7" style:family="text">
      <style:text-properties style:font-name="Symbol" style:font-name-complex="OpenSymbol"/>
    </style:style>
    <style:style style:name="WW_5f_CharLFO7LVL8" style:display-name="WW_CharLFO7LVL8" style:family="text">
      <style:text-properties style:font-name="OpenSymbol" style:font-name-complex="OpenSymbol"/>
    </style:style>
    <style:style style:name="WW_5f_CharLFO7LVL9" style:display-name="WW_CharLFO7LVL9" style:family="text">
      <style:text-properties style:font-name="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31</meta:editing-cycles>
    <meta:editing-duration>P3DT14H40M30S</meta:editing-duration>
    <dc:date>2015-02-18T08:41:50</dc:date>
    <dc:creator>JOHN WALLACE</dc:creator>
    <meta:document-statistic meta:table-count="1" meta:image-count="0" meta:object-count="0" meta:page-count="32" meta:paragraph-count="622" meta:word-count="10286" meta:character-count="62729" meta:non-whitespace-character-count="52940"/>
  </office:meta>
</office:document-meta>
</file>